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Nimbus Sans L" svg:font-family="'Nimbus Sans L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4.834cm"/>
    </style:style>
    <style:style style:name="gr2" style:family="graphic" style:parent-style-name="standard">
      <style:graphic-properties draw:textarea-horizontal-align="justify" draw:textarea-vertical-align="middle" draw:auto-grow-height="false" fo:min-height="0.747cm" fo:min-width="0.49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gr5" style:family="graphic" style:parent-style-name="standard">
      <style:graphic-properties draw:fill-color="#cfe7f5" draw:textarea-horizontal-align="justify" draw:textarea-vertical-align="top" draw:auto-grow-height="false" fo:min-height="14.101cm" fo:min-width="25.916cm"/>
    </style:style>
    <style:style style:name="gr6" style:family="graphic" style:parent-style-name="standard">
      <style:graphic-properties draw:textarea-horizontal-align="justify" draw:textarea-vertical-align="top" draw:auto-grow-height="false" fo:min-height="6.608cm" fo:min-width="8.39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1.02cm" fo:min-width="3.945cm"/>
    </style:style>
    <style:style style:name="gr8" style:family="graphic" style:parent-style-name="standard">
      <style:graphic-properties draw:stroke="none" svg:stroke-color="#000000" draw:fill="none" draw:fill-color="#ffffff" fo:min-height="0.878cm"/>
    </style:style>
    <style:style style:name="gr9" style:family="graphic" style:parent-style-name="standard">
      <style:graphic-properties draw:fill-color="#ffcc99" draw:textarea-horizontal-align="justify" draw:textarea-vertical-align="middle" draw:auto-grow-height="false" fo:min-height="0.893cm" fo:min-width="13.724cm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 fo:min-height="0.893cm" fo:min-width="16.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loext:graphic-properties draw:fill-color="#ffffcc"/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-color="#cfe7f5"/>
      <style:paragraph-properties fo:text-align="center"/>
      <style:text-properties fo:font-size="18pt"/>
    </style:style>
    <style:style style:name="P8" style:family="paragraph">
      <loext:graphic-properties draw:fill-color="#ffffcc"/>
      <style:paragraph-properties fo:text-align="center"/>
      <style:text-properties fo:font-size="18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cc99"/>
      <style:paragraph-properties fo:text-align="center"/>
    </style:style>
    <style:style style:name="P12" style:family="paragraph">
      <loext:graphic-properties draw:fill-color="#ffcc99"/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1.524cm" svg:x="1.651cm" svg:y="6.35cm">
          <text:p text:style-name="P1">192.168.0.1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1.524cm" svg:x="20.701cm" svg:y="6.35cm">
          <text:p text:style-name="P1">172.16.0.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397cm" svg:x="12.954cm" svg:y="6.47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2" draw:layer="layout" svg:x1="6.985cm" svg:y1="7.112cm" svg:x2="12.954cm" svg:y2="7.112cm">
          <text:p/>
        </draw:line>
        <draw:line draw:style-name="gr3" draw:text-style-name="P2" draw:layer="layout" svg:x1="14.351cm" svg:y1="7.112cm" svg:x2="20.701cm" svg:y2="7.112cm">
          <text:p/>
        </draw:line>
        <draw:frame draw:style-name="gr4" draw:text-style-name="P3" draw:layer="layout" svg:width="4.826cm" svg:height="1.524cm" svg:x="9.017cm" svg:y="5.842cm">
          <draw:text-box>
            <text:p>192.168.0.1</text:p>
          </draw:text-box>
        </draw:frame>
        <draw:frame draw:style-name="gr4" draw:text-style-name="P3" draw:layer="layout" svg:width="4.826cm" svg:height="1.524cm" svg:x="14.351cm" svg:y="5.842cm">
          <draw:text-box>
            <text:p>172.16.0.1</text:p>
          </draw:text-box>
        </draw:frame>
      </draw:page>
      <draw:page draw:name="page2" draw:style-name="dp1" draw:master-page-name="Default">
        <draw:custom-shape draw:style-name="gr5" draw:text-style-name="P4" draw:layer="layout" svg:width="26.416cm" svg:height="14.351cm" svg:x="0.762cm" svg:y="0.762cm">
          <text:p text:style-name="P1">VM Hos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89cm" svg:height="6.858cm" svg:x="1.651cm" svg:y="2.667cm">
          <text:p text:style-name="P1">VM 1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1.27cm" svg:x="21.336cm" svg:y="14.224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1.27cm" svg:x="5.461cm" svg:y="8.89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1.27cm" svg:x="5.461cm" svg:y="12.319cm">
          <text:p text:style-name="P1">Tap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62cm" svg:y1="10.16cm" svg:x2="7.62cm" svg:y2="12.319cm">
          <text:p/>
        </draw:line>
        <draw:frame draw:style-name="gr8" draw:text-style-name="P3" draw:layer="layout" svg:width="3.556cm" svg:height="1.128cm" svg:x="7.874cm" svg:y="10.033cm">
          <draw:text-box>
            <text:p>10.0.0.100</text:p>
          </draw:text-box>
        </draw:frame>
        <draw:frame draw:style-name="gr8" draw:text-style-name="P3" draw:layer="layout" svg:width="3.556cm" svg:height="1.128cm" svg:x="7.874cm" svg:y="11.318cm">
          <draw:text-box>
            <text:p>10.0.0.1</text:p>
          </draw:text-box>
        </draw:frame>
      </draw:page>
      <draw:page draw:name="page3" draw:style-name="dp1" draw:master-page-name="Default">
        <draw:custom-shape draw:style-name="gr5" draw:text-style-name="P7" draw:layer="layout" svg:width="26.416cm" svg:height="14.351cm" svg:x="0.762cm" svg:y="0.762cm">
          <text:p text:style-name="P6">VM Hos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89cm" svg:height="6.858cm" svg:x="1.651cm" svg:y="1.397cm">
          <text:p text:style-name="P6">VM 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21.336cm" svg:y="14.224cm">
          <text:p text:style-name="P6">Eth0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5.461cm" svg:y="7.62cm">
          <text:p text:style-name="P6">Eth0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5.461cm" svg:y="10.287cm">
          <text:p text:style-name="P6">Tap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62cm" svg:y1="8.89cm" svg:x2="7.62cm" svg:y2="10.287cm">
          <text:p/>
        </draw:line>
        <draw:frame draw:style-name="gr8" draw:text-style-name="P10" draw:layer="layout" svg:width="3.556cm" svg:height="1.128cm" svg:x="7.874cm" svg:y="8.763cm">
          <draw:text-box>
            <text:p text:style-name="P9">10.0.0.100</text:p>
          </draw:text-box>
        </draw:frame>
        <draw:frame draw:style-name="gr8" draw:text-style-name="P10" draw:layer="layout" svg:width="3.556cm" svg:height="1.128cm" svg:x="9.779cm" svg:y="10.16cm">
          <draw:text-box>
            <text:p text:style-name="P9">10.0.0.1</text:p>
          </draw:text-box>
        </draw:frame>
        <draw:custom-shape draw:style-name="gr9" draw:text-style-name="P11" draw:layer="layout" svg:width="14.224cm" svg:height="1.143cm" svg:x="6.858cm" svg:y="12.065cm">
          <text:p text:style-name="P1">Br0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6.858cm" svg:y="13.716cm">
          <text:p text:style-name="P6">Br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144cm" svg:y1="13.716cm" svg:x2="9.144cm" svg:y2="13.208cm">
          <text:p/>
        </draw:line>
      </draw:page>
      <draw:page draw:name="page4" draw:style-name="dp1" draw:master-page-name="Default">
        <draw:custom-shape draw:style-name="gr5" draw:text-style-name="P7" draw:layer="layout" svg:width="26.416cm" svg:height="14.351cm" svg:x="0.762cm" svg:y="0.762cm">
          <text:p text:style-name="P6">VM Hos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89cm" svg:height="6.858cm" svg:x="1.651cm" svg:y="1.397cm">
          <text:p text:style-name="P6">VM 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21.336cm" svg:y="14.224cm">
          <text:p text:style-name="P6">Eth0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5.461cm" svg:y="7.62cm">
          <text:p text:style-name="P6">Eth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62cm" svg:y1="8.89cm" svg:x2="7.62cm" svg:y2="11.43cm">
          <text:p/>
        </draw:line>
        <draw:frame draw:style-name="gr8" draw:text-style-name="P10" draw:layer="layout" svg:width="3.556cm" svg:height="1.128cm" svg:x="7.874cm" svg:y="8.763cm">
          <draw:text-box>
            <text:p text:style-name="P9">10.0.0.100</text:p>
          </draw:text-box>
        </draw:frame>
        <draw:custom-shape draw:style-name="gr10" draw:text-style-name="P12" draw:layer="layout" svg:width="16.51cm" svg:height="1.143cm" svg:x="4.572cm" svg:y="12.065cm">
          <text:p text:style-name="P6">Br0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27cm" svg:x="6.858cm" svg:y="13.716cm">
          <text:p text:style-name="P6">Br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144cm" svg:y1="13.716cm" svg:x2="9.144cm" svg:y2="13.208cm">
          <text:p/>
        </draw:line>
        <draw:custom-shape draw:style-name="gr7" draw:text-style-name="P8" draw:layer="layout" svg:width="4.445cm" svg:height="1.27cm" svg:x="5.461cm" svg:y="11.43cm">
          <text:p text:style-name="P6">Tap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Nimbus Sans L" svg:font-family="'Nimbus Sans L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9:05:38.478133797</meta:creation-date>
    <dc:date>2016-07-20T14:52:16.631414352</dc:date>
    <meta:editing-duration>PT2H54M18S</meta:editing-duration>
    <meta:editing-cycles>14</meta:editing-cycles>
    <meta:generator>LibreOffice/5.0.6.3$Linux_X86_64 LibreOffice_project/00m0$Build-3</meta:generator>
    <meta:document-statistic meta:object-count="36"/>
  </office:meta>
</office:document-meta>
</file>